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bf02f" officeooo:paragraph-rsid="001bf02f"/>
    </style:style>
    <style:style style:name="P5" style:family="paragraph" style:parent-style-name="Standard">
      <style:text-properties officeooo:rsid="001da310" officeooo:paragraph-rsid="001da310"/>
    </style:style>
    <style:style style:name="P6" style:family="paragraph" style:parent-style-name="Standard">
      <style:text-properties officeooo:rsid="0020351d" officeooo:paragraph-rsid="0020351d"/>
    </style:style>
    <style:style style:name="T1" style:family="text">
      <style:text-properties officeooo:rsid="001e3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5">distance – zasięg</text:p>
      <text:p text:style-name="P5"><text:tab/>immediate – blisk<text:span text:style-name="T1">i</text:span></text:p>
      <text:p text:style-name="P5"><text:tab/>short – średni</text:p>
      <text:p text:style-name="P5"><text:tab/>long - daleki</text:p>
      <text:p text:style-name="P5"><text:tab/>very long – bardzo daleki</text:p>
      <text:p text:style-name="P5"/>
      <text:p text:style-name="P6">Onslaught (Adept) - Blast</text:p>
      <text:p text:style-name="P5"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08T22:49:43.061000000</dc:date>
    <meta:editing-duration>PT27M48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4" meta:word-count="39" meta:character-count="284" meta:non-whitespace-character-count="243"/>
  </office:meta>
</office:document-meta>
</file>